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992cm" fo:break-before="page" table:align="margins"/>
    </style:style>
    <style:style style:name="Таблица1.A" style:family="table-column">
      <style:table-column-properties style:column-width="8.996cm" style:rel-column-width="32767*"/>
    </style:style>
    <style:style style:name="Таблица1.B" style:family="table-column">
      <style:table-column-properties style:column-width="8.996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fo:language="ru" fo:country="RU" officeooo:rsid="000a3202" officeooo:paragraph-rsid="000a3202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fo:language="ru" fo:country="RU" officeooo:rsid="000fa34f" officeooo:paragraph-rsid="000fa34f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fo:language="ru" fo:country="RU" officeooo:rsid="001089aa" officeooo:paragraph-rsid="001089aa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fo:language="ru" fo:country="RU" officeooo:rsid="001ba101" officeooo:paragraph-rsid="001ba101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fo:language="ru" fo:country="RU" officeooo:rsid="0012d9e0" officeooo:paragraph-rsid="0012d9e0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fo:language="ru" fo:country="RU" officeooo:rsid="0015145b" officeooo:paragraph-rsid="0015145b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fo:language="ru" fo:country="RU" officeooo:rsid="00155478" officeooo:paragraph-rsid="00155478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fo:language="ru" fo:country="RU" style:text-underline-style="none" officeooo:rsid="00155478" officeooo:paragraph-rsid="00155478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fo:language="ru" fo:country="RU" officeooo:rsid="001089aa" officeooo:paragraph-rsid="0011a075" style:font-size-asian="12.25pt" style:font-size-complex="14pt"/>
    </style:style>
    <style:style style:name="P11" style:family="paragraph" style:parent-style-name="Text_20_body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officeooo:paragraph-rsid="0011a075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fo:font-weight="normal" officeooo:rsid="0016d89d" officeooo:paragraph-rsid="0016d89d" style:font-size-asian="14pt" style:font-weight-asian="normal" style:font-size-complex="14pt" style:font-weight-complex="normal"/>
    </style:style>
    <style:style style:name="P13" style:family="paragraph" style:parent-style-name="Text_20_body">
      <loext:graphic-properties draw:fill="none"/>
      <style:paragraph-properties fo:margin-left="0cm" fo:margin-right="0cm" fo:line-height="150%" fo:text-indent="1.499cm" style:auto-text-indent="false" fo:background-color="transparent"/>
      <style:text-properties style:font-name="Times New Roman" fo:font-size="14pt" fo:font-weight="normal" officeooo:paragraph-rsid="00155478" style:font-size-asian="14pt" style:font-weight-asian="normal" style:font-size-complex="14pt" style:font-weight-complex="normal"/>
    </style:style>
    <style:style style:name="P14" style:family="paragraph" style:parent-style-name="Table_20_Contents">
      <style:text-properties style:font-name="Times New Roman" fo:font-size="14pt" officeooo:rsid="0018671c" officeooo:paragraph-rsid="0018671c" style:font-size-asian="12.25pt" style:font-size-complex="14pt"/>
    </style:style>
    <style:style style:name="P15" style:family="paragraph" style:parent-style-name="Table_20_Contents">
      <style:text-properties style:font-name="Times New Roman" fo:font-size="14pt" officeooo:rsid="001a3ad2" officeooo:paragraph-rsid="001a3ad2" style:font-size-asian="12.25pt" style:font-size-complex="14pt"/>
    </style:style>
    <style:style style:name="P16" style:family="paragraph" style:parent-style-name="Table_20_Contents">
      <style:text-properties style:font-name="Times New Roman" fo:font-size="14pt" officeooo:rsid="001e0555" officeooo:paragraph-rsid="001e0555" style:font-size-asian="12.25pt" style:font-size-complex="14pt"/>
    </style:style>
    <style:style style:name="P17" style:family="paragraph" style:parent-style-name="Table_20_Contents">
      <style:text-properties style:font-name="Times New Roman" fo:font-size="14pt" officeooo:rsid="0045009c" officeooo:paragraph-rsid="0045009c" style:font-size-asian="12.25pt" style:font-size-complex="14pt"/>
    </style:style>
    <style:style style:name="P18" style:family="paragraph" style:parent-style-name="Text_20_body">
      <style:text-properties fo:language="ru" fo:country="RU" officeooo:rsid="00317577" officeooo:paragraph-rsid="00317577"/>
    </style:style>
    <style:style style:name="P19" style:family="paragraph" style:parent-style-name="Text_20_body">
      <style:text-properties fo:language="ru" fo:country="RU" officeooo:rsid="0032d3a7" officeooo:paragraph-rsid="0032d3a7"/>
    </style:style>
    <style:style style:name="P20" style:family="paragraph" style:parent-style-name="Text_20_body">
      <style:text-properties fo:language="ru" fo:country="RU" officeooo:rsid="0035776f" officeooo:paragraph-rsid="0035776f"/>
    </style:style>
    <style:style style:name="P21" style:family="paragraph" style:parent-style-name="Text_20_body">
      <style:text-properties fo:language="ru" fo:country="RU" officeooo:rsid="002df8cc" officeooo:paragraph-rsid="002df8cc"/>
    </style:style>
    <style:style style:name="P22" style:family="paragraph" style:parent-style-name="Text_20_body">
      <style:text-properties fo:language="ru" fo:country="RU" officeooo:rsid="004277ea" officeooo:paragraph-rsid="004653d3"/>
    </style:style>
    <style:style style:name="P23" style:family="paragraph" style:parent-style-name="Text_20_body">
      <style:paragraph-properties fo:line-height="150%"/>
      <style:text-properties fo:language="ru" fo:country="RU" officeooo:rsid="004ca2ed" officeooo:paragraph-rsid="0050ca53"/>
    </style:style>
    <style:style style:name="P24" style:family="paragraph" style:parent-style-name="Text_20_body">
      <style:paragraph-properties fo:line-height="150%"/>
      <style:text-properties fo:language="ru" fo:country="RU" officeooo:rsid="00556273" officeooo:paragraph-rsid="00556273"/>
    </style:style>
    <style:style style:name="P25" style:family="paragraph" style:parent-style-name="Text_20_body">
      <style:paragraph-properties fo:break-before="page"/>
      <style:text-properties fo:language="ru" fo:country="RU" officeooo:rsid="00317577" officeooo:paragraph-rsid="00317577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Bibliography_20_1">
      <style:paragraph-properties>
        <style:tab-stops/>
      </style:paragraph-properties>
    </style:style>
    <style:style style:name="P28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29" style:family="paragraph" style:parent-style-name="Text_20_body" style:list-style-name="L2">
      <style:text-properties officeooo:rsid="0029abd1" officeooo:paragraph-rsid="0029abd1"/>
    </style:style>
    <style:style style:name="P30" style:family="paragraph" style:parent-style-name="Text_20_body" style:list-style-name="L2">
      <style:text-properties officeooo:rsid="002ab754" officeooo:paragraph-rsid="002ab754"/>
    </style:style>
    <style:style style:name="P31" style:family="paragraph" style:parent-style-name="Text_20_body" style:list-style-name="L3">
      <style:text-properties fo:language="ru" fo:country="RU" officeooo:rsid="002e6699" officeooo:paragraph-rsid="002e6699"/>
    </style:style>
    <style:style style:name="P32" style:family="paragraph" style:parent-style-name="Text_20_body">
      <style:paragraph-properties fo:line-height="150%"/>
      <style:text-properties fo:language="ru" fo:country="RU" officeooo:rsid="004277ea" officeooo:paragraph-rsid="005d81fa"/>
    </style:style>
    <style:style style:name="P33" style:family="paragraph" style:parent-style-name="Text_20_body">
      <style:paragraph-properties fo:line-height="150%"/>
      <style:text-properties fo:language="ru" fo:country="RU" officeooo:rsid="005e58f4" officeooo:paragraph-rsid="005e58f4"/>
    </style:style>
    <style:style style:name="P34" style:family="paragraph" style:parent-style-name="Text_20_body">
      <style:text-properties fo:language="ru" fo:country="RU" officeooo:rsid="001f3d18" officeooo:paragraph-rsid="0028525b"/>
    </style:style>
    <style:style style:name="P35" style:family="paragraph" style:parent-style-name="Text_20_body">
      <style:text-properties fo:language="ru" fo:country="RU" officeooo:rsid="001ff631" officeooo:paragraph-rsid="0028525b"/>
    </style:style>
    <style:style style:name="P36" style:family="paragraph" style:parent-style-name="Text_20_body">
      <style:paragraph-properties fo:line-height="150%"/>
      <style:text-properties fo:language="en" fo:country="US" officeooo:rsid="005fe9b7" officeooo:paragraph-rsid="005fe9b7"/>
    </style:style>
    <style:style style:name="P37" style:family="paragraph" style:parent-style-name="Text_20_body" style:list-style-name="L4">
      <style:paragraph-properties fo:line-height="150%"/>
      <style:text-properties fo:language="en" fo:country="US" officeooo:rsid="005fe9b7" officeooo:paragraph-rsid="005fe9b7"/>
    </style:style>
    <style:style style:name="P38" style:family="paragraph" style:parent-style-name="Text_20_body" style:list-style-name="L5">
      <style:paragraph-properties fo:line-height="150%"/>
      <style:text-properties fo:language="en" fo:country="US" officeooo:rsid="005fe9b7" officeooo:paragraph-rsid="005fe9b7"/>
    </style:style>
    <style:style style:name="P39" style:family="paragraph" style:parent-style-name="Text_20_body">
      <style:paragraph-properties fo:line-height="150%"/>
      <style:text-properties fo:language="en" fo:country="US" officeooo:rsid="0061a5d6" officeooo:paragraph-rsid="0061a5d6"/>
    </style:style>
    <style:style style:name="P40" style:family="paragraph" style:parent-style-name="Text_20_body" style:list-style-name="L5">
      <style:paragraph-properties fo:line-height="150%"/>
      <style:text-properties fo:language="en" fo:country="US" officeooo:rsid="0061a5d6" officeooo:paragraph-rsid="0061a5d6"/>
    </style:style>
    <style:style style:name="P41" style:family="paragraph" style:parent-style-name="Text_20_body">
      <style:paragraph-properties fo:line-height="150%"/>
      <style:text-properties fo:language="en" fo:country="US" officeooo:rsid="00623bd2" officeooo:paragraph-rsid="00623bd2"/>
    </style:style>
    <style:style style:name="P42" style:family="paragraph" style:parent-style-name="Text_20_body" style:list-style-name="L5">
      <style:paragraph-properties fo:line-height="150%"/>
      <style:text-properties fo:language="en" fo:country="US" officeooo:rsid="00623bd2" officeooo:paragraph-rsid="00623bd2"/>
    </style:style>
    <style:style style:name="P43" style:family="paragraph" style:parent-style-name="Text_20_body" style:list-style-name="L4">
      <style:text-properties officeooo:paragraph-rsid="00623bd2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769f8"/>
    </style:style>
    <style:style style:name="T3" style:family="text">
      <style:text-properties fo:language="en" fo:country="US" officeooo:rsid="005b81c5"/>
    </style:style>
    <style:style style:name="T4" style:family="text">
      <style:text-properties fo:language="en" fo:country="US" officeooo:rsid="005e0076"/>
    </style:style>
    <style:style style:name="T5" style:family="text">
      <style:text-properties officeooo:rsid="000b6d3f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text-underline-style="none" fo:font-weight="normal" officeooo:rsid="00155478" style:font-weight-asian="normal" style:font-weight-complex="normal"/>
    </style:style>
    <style:style style:name="T8" style:family="text">
      <style:text-properties fo:language="ru" fo:country="RU" officeooo:rsid="00249c47"/>
    </style:style>
    <style:style style:name="T9" style:family="text">
      <style:text-properties fo:language="ru" fo:country="RU" officeooo:rsid="005fe9b7"/>
    </style:style>
    <style:style style:name="T10" style:family="text">
      <style:text-properties fo:language="ru" fo:country="RU" officeooo:rsid="0061a5d6"/>
    </style:style>
    <style:style style:name="T11" style:family="text">
      <style:text-properties fo:language="ru" fo:country="RU" officeooo:rsid="00623bd2"/>
    </style:style>
    <style:style style:name="T12" style:family="text">
      <style:text-properties officeooo:rsid="001089aa"/>
    </style:style>
    <style:style style:name="T13" style:family="text">
      <style:text-properties officeooo:rsid="0014aab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6d89d" style:font-weight-asian="normal" style:font-weight-complex="normal"/>
    </style:style>
    <style:style style:name="T16" style:family="text">
      <style:text-properties officeooo:rsid="001a3ad2"/>
    </style:style>
    <style:style style:name="T17" style:family="text">
      <style:text-properties officeooo:rsid="001e0555"/>
    </style:style>
    <style:style style:name="T18" style:family="text">
      <style:text-properties officeooo:rsid="001ff631"/>
    </style:style>
    <style:style style:name="T19" style:family="text">
      <style:text-properties officeooo:rsid="0032d3a7"/>
    </style:style>
    <style:style style:name="T20" style:family="text">
      <style:text-properties officeooo:rsid="0035600c"/>
    </style:style>
    <style:style style:name="T21" style:family="text">
      <style:text-properties officeooo:rsid="00361626"/>
    </style:style>
    <style:style style:name="T22" style:family="text">
      <style:text-properties officeooo:rsid="003ae0c9"/>
    </style:style>
    <style:style style:name="T23" style:family="text">
      <style:text-properties officeooo:rsid="00447128"/>
    </style:style>
    <style:style style:name="T24" style:family="text">
      <style:text-properties officeooo:rsid="004653d3"/>
    </style:style>
    <style:style style:name="T25" style:family="text">
      <style:text-properties officeooo:rsid="004769f8"/>
    </style:style>
    <style:style style:name="T26" style:family="text">
      <style:text-properties officeooo:rsid="004d5431"/>
    </style:style>
    <style:style style:name="T27" style:family="text">
      <style:text-properties officeooo:rsid="005b81c5"/>
    </style:style>
    <style:style style:name="T28" style:family="text">
      <style:text-properties officeooo:rsid="005e0076"/>
    </style:style>
    <style:style style:name="T29" style:family="text">
      <style:text-properties officeooo:rsid="00249c47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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Введение</text:p>
      <text:p text:style-name="P2">В данной дипломной работе планируется исследовать <text:span text:style-name="T5">процесс распределения и планирования работ определенного производственного участка. Этап планирования и распределения является одним из ключевых факторов, влияющих на выполнение ежемесячного плана предприятия.</text:span></text:p>
      <text:p text:style-name="P3">Логистика включает всю область и спектр деятельности предприятия и на каждом шаге производства стремится минимизировать затраты и <text:span text:style-name="T12">произвести продукцию, требуемого качества и количества, в установленные сроки.</text:span></text:p>
      <text:p text:style-name="P4">Одним из главных звеньев системы логистики можно назвать производственную логистику, ведь именно производство является связующим элементом в отношении "закупка сырья" →<text:span text:style-name="T1"> "</text:span>производство" →<text:span text:style-name="T1"> "</text:span>распределение готовой продукции".</text:p>
      <text:p text:style-name="P10">Логистика – наука о планировании, организации, управлении, контроле и регулировании движения материальных и информационных потоков в пространстве и во времени от их первичного источника до конечного потребителя.</text:p>
      <text:p text:style-name="P11">Логистика подразделяется на несколько основных направлений:</text:p>
      <text:list xml:id="list1482288785" text:style-name="L1">
        <text:list-item>
          <text:p text:style-name="P28">информационная логистика;</text:p>
        </text:list-item>
        <text:list-item>
          <text:p text:style-name="P28">закупочная логистика;</text:p>
        </text:list-item>
        <text:list-item>
          <text:p text:style-name="P28">логистика производственных процессов;</text:p>
        </text:list-item>
        <text:list-item>
          <text:p text:style-name="P28">сбытовая логистика;</text:p>
        </text:list-item>
        <text:list-item>
          <text:p text:style-name="P28">логистика запасов;</text:p>
        </text:list-item>
        <text:list-item>
          <text:p text:style-name="P28">логистика складирования;</text:p>
        </text:list-item>
        <text:list-item>
          <text:p text:style-name="P28">транспортная логистика;</text:p>
        </text:list-item>
        <text:list-item>
          <text:p text:style-name="P28">организация логистического управления.</text:p>
        </text:list-item>
      </text:list>
      <text:p text:style-name="P6"><text:soft-page-break/>Перемещение <text:span text:style-name="T13">промежуточных заготовок в логической цепи производственного процесса не может быть реализовано без промежуточного складирования, за что будет отвечать логистика складирования.</text:span></text:p>
      <text:p text:style-name="P7">За сбыт готовой продукции участка ответственна логистика сбыта, корректируемая установленным ежемесячным планом и логистикой запасов готовой продукции.</text:p>
      <text:p text:style-name="P7">Распределением перемещениями заготовок и готовой продукции в процессе производства можно пренебречь, так как в данной дипломной работе рассматривается производственный процесс внутри одного производственного участка.</text:p>
      <text:p text:style-name="P8">Закупочная логистика обязана своевременно сигнализировать о критическом состоянии запасов материала необходимых для выполнения производственного плана.</text:p>
      <text:p text:style-name="P9">Функции логистического управления. Выделяется три группы функций логистического управления: планирование и координация деятельности участников логистического процесса, регулирование хода работ по выполнению полученных заказов и контроль за движением материальных потоков.</text:p>
      <text:p text:style-name="Text_20_body"><text:span text:style-name="T7">Под производственной логистикой понимаются организация, планирование и управление производственным процессом. </text:span><text:span text:style-name="T14">Основным критерием решения задач производственной логистики является, как правило, минимизация себестоимости изготовления продукции. Однако </text:span><text:span text:style-name="T15">мы выберем </text:span><text:span text:style-name="T14">ряд других критериев: максимизацию прибыли от реализации выпускаемой продукции, минимизацию времени изготовления и времени простоев оборудования, минимизацию количества используемого оборудования, рабочей силы.</text:span></text:p>
      <text:p text:style-name="P12">Информационная логистика организует поток данных, сопровождающий МП, занимается созданием и управлением информационными системами, которые технически и программно обеспечивают передачу и обработку логистической информации. Предметом изучения информационной логистики являются <text:soft-page-break/>особенности построения и функционирования ИС, обеспечивающих функционирование ЛС. </text:p>
      <text:p text:style-name="P13"/>
      <text:p text:style-name="P5"/>
      <text:h text:style-name="P26" text:outline-level="1">Описание предметной области и постановка задачи</text:h>
      <text:h text:style-name="Heading_20_2" text:outline-level="2">Обзор предметной области <text:span text:style-name="T17">АРМ бригадира участка</text:span></text:h>
      <text:p text:style-name="P34">Вся ответственность в управлении производственным участком <text:span text:style-name="T18">лежит на бригадире и мастере этого участка. Именно бригадир обязан обеспечить на своем рабочем месте такой рабочий процесс, при котором участие всех специалистов коллектива должно вести к выполнению плана выпускаемой продукции, по пути наименьшего затрата рабочего времени. Эти задачи стоят приоритетными при работе в данной области. В непосредственные обязанности бригадира входит:</text:span></text:p>
      <text:list xml:id="list3722101545" text:style-name="L2">
        <text:list-item>
          <text:p text:style-name="P29">Инспектирование работы, полное выполнение коллективом запланированной работы по объему и времени, с поддержкой принятых норм качества;</text:p>
        </text:list-item>
        <text:list-item>
          <text:p text:style-name="P30">Участие в создании плана;</text:p>
        </text:list-item>
      </text:list>
      <text:p text:style-name="P35">И если планирование материалов и заготовок узкой специфики для одного вида продукции не создает принципиальных затруднений, то увеличение разновидностей продукции ведет к увеличению разнообразия заготовок и материала. Так же, увеличение многообразие заготовок, неминуемо ведет к градации сложности планирования производства и увеличению нагрузки на трудовые ресурсы предприятия. Формирование общего плана согласовывается и утверждается руководством предприятия в начале календарного месяца. В дальнейшем сам план подвергается ежедневным корректировкам, исходя из предыдущих результатов с начала календарного месяца. Различия моделей изготавливаемой продукции подразумевает переналадку оборудования, которая занимает определенное время. Если учесть описанные особенности данной модели производства, то применение информационной поддержки управленческого состава при разработке и корректировке плана становится более актуально, чем при поверхностном взгляде.</text:p>
      <text:p text:style-name="P21">При автоматизированном планировании производства предприятия или отдельно взятого участка необходимо:</text:p>
      <text:list xml:id="list2569249519" text:style-name="L3">
        <text:list-item>
          <text:p text:style-name="P31"><text:soft-page-break/>Произвести расчет производственной программы;</text:p>
        </text:list-item>
        <text:list-item>
          <text:p text:style-name="P31">Определить выпуск побочной продукции;</text:p>
        </text:list-item>
        <text:list-item>
          <text:p text:style-name="P31">Запланировать складские запасы с учетом нормативов;</text:p>
        </text:list-item>
        <text:list-item>
          <text:p text:style-name="P31">Рассчитать потребность в материальных ресурсах, пропорционально объему производства.</text:p>
        </text:list-item>
      </text:list>
      <text:p text:style-name="P18"><text:span text:style-name="T20">По мнению М. В. Виноградовой, </text:span>"Производственная программа предприятия <text:span text:style-name="T19">определяет необходимый объем производства услуг, работ, продукции в планируемом периоде, соответствующий номенклатуре, ассортименту, формам обслуживания и качеству требованиям плана реализации."</text:span><text:span text:style-name="T19"><text:bibliography-mark text:identifier="1" text:bibliography-type="book" text:author="Шандров Б. В." text:booktitle="Технические средства автоматизации" text:howpublished="учебник для студ. высш. учеб. заведений" text:pages="368" text:publisher="Издательский центр «Академия»" text:year="2007" text:isbn="978-5-7695-3624-3">[3]</text:bibliography-mark></text:span></text:p>
      <text:p text:style-name="P20">Определение выпуска побочной продукции <text:span text:style-name="T21">необходимо осуществить на начальных этапах планирования, исходя из планового задания и учитывая продукцию, находящуюся на промежуточном этапе производства и не являющейся готовой продукцией. Такой тип продукции является вспомогательным (технологическим) материалом, и его производство закладывается общую плановую партию данного планово-отчетного периода. При наступлении окончания отчетного периода с ненулевым количеством вспомогательных материалов, образуется незавершенное производство. </text:span></text:p>
      <text:p text:style-name="P20">"<text:span text:style-name="T22">Незавершенное производство характеризуется номером операции, на которой партию деталей, не успевших полностью пройти технологический маршрут обработки, «застигло» окончание текущего периода, и числом деталей, прошедших эту операцию."</text:span><text:span text:style-name="T22"><text:bibliography-mark text:identifier="2" text:bibliography-type="book" text:author="Виноградова М.В." text:booktitle="Организация и планирование деятельности предприятий сферы сервиса" text:edition="8" text:howpublished="Учебное пособие" text:pages="448" text:publisher="&quot;Дашков и К°&quot;" text:year="2014" text:isbn="978-5-394-02351-4">[2]</text:bibliography-mark></text:span></text:p>
      <text:p text:style-name="P22">Расчет потребностей снабжения и производства производится на основании заказов реализации и производственных графиков. <text:span text:style-name="T23">Календарный характер потребностей стал причиной для создания ряда систем АСУП.</text:span><text:span text:style-name="T23"><text:bibliography-mark text:identifier="3" text:bibliography-type="book" text:author="Баронов В.В." text:booktitle="Автоматизация управления предприятием" text:pages="239" text:publisher="ИНФРА-М" text:year="2000" text:isbn="5-16-000133-6">[1]</text:bibliography-mark></text:span></text:p>
      <text:p text:style-name="P32"><text:span text:style-name="T24">В википедии дано такое определение: </text:span>"<text:span text:style-name="T24">Автоматизированная система управления предприятием (АУСП) – комплекс программных, технических, информационных, лингвистических, организационно-технологических средств и </text:span><text:soft-page-break/><text:span text:style-name="T24">действий квалифицированного персонала, предназначенный для решения задач планирования и управления различными видами деятельности предприятия. К категории АСУП принято относить реализации методологий </text:span><text:span text:style-name="T2">MRP </text:span><text:span text:style-name="T25">и </text:span><text:span text:style-name="T2">ERP."</text:span><text:span text:style-name="T2"><text:bibliography-mark text:identifier="4" text:bibliography-type="article" text:howpublished="[Электронный ресурс]" text:note="дата обращения: 29.10.2017" text:publisher="Материал из Википедии — свободной энциклопедии" text:title="Автоматизированная система управления предприятием" text:url="https://ru.wikipedia.org/wiki/%D0%90%D0%B2%D1%82%D0%BE%D0%BC%D0%B0%D1%82%D0%B8%D0%B7%D0%B8%D1%80%D0%BE%D0%B2%D0%B0%D0%BD%D0%BD%D0%B0%D1%8F_%D1%81%D0%B8%D1%81%D1%82%D0%B5%D0%BC%D0%B0_%D1%83%D0%BF%D1%80%D0%B0%D0%B2%D0%BB%D0%B5%D0%BD%D0%B8%D1%8F_%D0%BF%D1%80%D0%B5%D0%B4%D0%BF%D1%80%D0%B8%D1%8F%D1%82%D0%B8%D0%B5%D0%BC">[5]</text:bibliography-mark></text:span></text:p>
      <text:p text:style-name="P23"><office:annotation office:name="__Annotation__655_3934675447"><dc:creator>&lt;анонимный&gt;</dc:creator><dc:date>2017-11-07T02:52:54.832000000</dc:date><text:p text:style-name="P44"><text:span text:style-name="T30">Поднять выше на 2 абзаца?</text:span></text:p></office:annotation>В текущей работе экономической единицей <text:span text:style-name="T26">(бизнес-процессом) является </text:span><office:annotation office:name="__Annotation__621_3934675447"><dc:creator>&lt;анонимный&gt;</dc:creator><dc:date>2017-11-07T02:11:02.821000000</dc:date><text:p text:style-name="P44"><text:span text:style-name="T31">? производственный?</text:span></text:p></office:annotation><text:span text:style-name="T26">заготовительный</text:span><office:annotation-end office:name="__Annotation__621_3934675447"/><text:span text:style-name="T26"> участок. Неравномерность поставок, сбои производства, динамичность сменной производственной программы выпуска создают необходимость в запасах промежуточной и готовой продукции внутри экономической единицы.</text:span><office:annotation-end office:name="__Annotation__655_3934675447"/></text:p>
      <text:p text:style-name="P24">"<office:annotation office:name="__Annotation__253_612516210"><dc:creator>&lt;анонимный&gt;</dc:creator><dc:date>2017-11-11T22:12:54.125000000</dc:date><text:p text:style-name="P44"><text:span text:style-name="T31">Написать</text:span></text:p><text:p text:style-name="P44"><text:span text:style-name="T31"/></text:p></office:annotation>MRP –<text:span text:style-name="T1"> </text:span><text:span text:style-name="T27">автоматизированное планирование потребности сырья и материалов для производства."</text:span><text:span text:style-name="T27"><text:bibliography-mark text:identifier="5" text:bibliography-type="book" text:author="Якимов А.И." text:booktitle="Технология имитационного моделирования" text:edition="Белорус.-Рос. ун-т" text:howpublished="монография" text:pages="304" text:school="Белорус.-Рос. ун-т" text:year="2010" text:isbn="978-985-492-072-6">[4]</text:bibliography-mark></text:span><text:span text:style-name="T3"> </text:span><text:span text:style-name="T4">MPR</text:span><text:span text:style-name="T28">-системы позволяют свести к минимуму издержки, связанные со складированием запасов, а также позволяет составлять производственную программу и способствует дальнейшему сопровождению ее реализации.</text:span><office:annotation-end office:name="__Annotation__253_612516210"/></text:p>
      <text:p text:style-name="P33">Преимущества <text:span text:style-name="T1">MRP-</text:span>системы:</text:p>
      <text:list xml:id="list962747891" text:style-name="L4">
        <text:list-item>
          <text:p text:style-name="P43">MRP <text:span text:style-name="T6">рассчитывает будущие потребности исходя из плана и запасов, а не </text:span><text:span text:style-name="T9">из расчета предыдущих периодов;</text:span></text:p>
        </text:list-item>
        <text:list-item>
          <text:p text:style-name="P37"><text:span text:style-name="T6">Снижение количества запасов побочной продукции и незавершенного производства;</text:span></text:p>
        </text:list-item>
        <text:list-item>
          <text:p text:style-name="P37"><text:span text:style-name="T6">Снижение простоев, связанных с нехваткой материала;</text:span></text:p>
        </text:list-item>
        <text:list-item>
          <text:p text:style-name="P37"><text:span text:style-name="T6">"Сглаживание" графика производственного плана;</text:span></text:p>
        </text:list-item>
        <text:list-item>
          <text:p text:style-name="P37"><text:span text:style-name="T6">Возможность использования данных </text:span>MRP <text:span text:style-name="T6">для других математических расчетов или отчетной деятельности.</text:span></text:p>
        </text:list-item>
      </text:list>
      <text:p text:style-name="P36"><text:span text:style-name="T6">Среди недостатков </text:span>MRP <text:span text:style-name="T6">являются некоторые свойства и особенности этого класса систем:</text:span></text:p>
      <text:list xml:id="list4152615270" text:style-name="L5">
        <text:list-item>
          <text:p text:style-name="P38"><text:span text:style-name="T6">Необходимо </text:span><text:span text:style-name="T10">большое количество информации, проанализированного бизнес-процесса, и последующая её обработка;</text:span></text:p>
        </text:list-item>
        <text:list-item>
          <text:p text:style-name="P40"><text:soft-page-break/><text:span text:style-name="T6">Низкая гибкость системы;</text:span></text:p>
        </text:list-item>
        <text:list-item>
          <text:p text:style-name="P40"><text:span text:style-name="T6">Наличие сложных систем управления большой размерности и загруженности;</text:span></text:p>
        </text:list-item>
        <text:list-item>
          <text:p text:style-name="P40"><text:span text:style-name="T6">Размер заказов, предлагаемый </text:span>MRP, <text:span text:style-name="T6">может быть неэффективен;</text:span></text:p>
        </text:list-item>
        <text:list-item>
          <text:p text:style-name="P40">MRP <text:span text:style-name="T6">не учитывает </text:span><text:span text:style-name="T11">ограничений по мощности и других особенностей производства;</text:span></text:p>
        </text:list-item>
        <text:list-item>
          <text:p text:style-name="P42"><text:span text:style-name="T6">Сложность внедрения.</text:span></text:p>
        </text:list-item>
      </text:list>
      <text:p text:style-name="P41"><text:span text:style-name="T6"/></text:p>
      <text:p text:style-name="P39"><text:span text:style-name="T6"/></text:p>
      <text:p text:style-name="P25"/>
      <text:bibliography text:style-name="Sect1" text:protected="true" text:name="Библиография1">
        <text:bibliography-source>
          <text:index-title-template text:style-name="Bibliography_20_Heading">Библиография</text:index-title-template>
          <text:bibliography-entry-template text:bibliography-type="article" text:style-name="Bibliography_20_1">
            <text:index-entry-bibliography text:style-name="_30__20__5f_30_5f__5f_20_5f__5f_5f_5f_30_5f_5f_5f__5f_5f_5f_20_5f_5f_5f_0_5f_5f_5f_20_5f_5f_5f_0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4_5f_5f_5f_20_5f_5f_5f_4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" text:bibliography-data-field="author"/>
            <text:index-entry-span> </text:index-entry-span>
            <text:index-entry-bibliography text:style-name="_30__20__5f_30_5f__5f_20_5f__5f_5f_5f_30_5f_5f_5f__5f_5f_5f_20_5f_5f_5f_0_5f_5f_5f_20_5f_5f_5f_0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" text:bibliography-data-field="title"/>
            <text:index-entry-span> </text:index-entry-span>
            <text:index-entry-bibliography text:style-name="_39__20__5f_39_5f__5f_20_5f__5f_5f_5f_39_5f_5f_5f__5f_5f_5f_20_5f_5f_5f_" text:bibliography-data-field="howpublished"/>
            <text:index-entry-span>:</text:index-entry-span>
            <text:index-entry-bibliography text:style-name="_37__20__5f_37_5f__5f_20_5f__5f_5f_5f_37_5f_5f_5f__5f_5f_5f_20_5f_5f_5f_" text:bibliography-data-field="publisher"/>
            <text:index-entry-span> URL: </text:index-entry-span>
            <text:index-entry-bibliography text:style-name="_34__20__5f_34_5f__5f_20_5f__5f_5f_5f_34_5f_5f_5f__5f_5f_5f_20_5f_5f_5f_" text:bibliography-data-field="url"/>
            <text:index-entry-span> </text:index-entry-span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" text:bibliography-data-field="identifier"/>
            <text:index-entry-span>. </text:index-entry-span>
            <text:index-entry-bibliography text:style-name="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" text:bibliography-data-field="author"/>
            <text:index-entry-span>, </text:index-entry-span>
            <text:index-entry-bibliography text:style-name="_35__20__5f_35_5f__5f_20_5f__5f_5f_5f_35_5f_5f_5f__5f_5f_5f_20_5f_5f_5f__5f_5f_5f_5f_5f_5f_5f_35_5f_5f_5f_5f_5f_5f_5f_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5_5f_5f_5f_5f_5f_5f_5f_20_5f_5f_5f_5f_5f_5f_5f_" text:bibliography-data-field="booktitle"/>
            <text:index-entry-span>, </text:index-entry-span>
            <text:index-entry-bibliography text:style-name="_39__20__5f_39_5f__5f_20_5f__5f_5f_5f_39_5f_5f_5f__5f_5f_5f_20_5f_5f_5f__5f_5f_5f_5f_5f_5f_5f_39_5f_5f_5f_5f_5f_5f_5f__5f_5f_5f_5f_5f_5f_5f_20_5f_5f_5f_5f_5f_5f_5f_9_5f_5f_5f_5f_5f_5f_5f_20_5f_5f_5f_5f_5f_5f_5f_9_5f_5f_5f_5f_5f_5f_5f_20_5f_5f_5f_5f_5f_5f_5f_9_5f_5f_5f_5f_5f_5f_5f_20_5f_5f_5f_5f_5f_5f_5f_9_5f_5f_5f_5f_5f_5f_5f_20_5f_5f_5f_5f_5f_5f_5f_" text:bibliography-data-field="howpublished"/>
            <text:index-entry-span>, </text:index-entry-span>
            <text:index-entry-bibliography text:style-name="_37__20__5f_37_5f__5f_20_5f__5f_5f_5f_37_5f_5f_5f__5f_5f_5f_20_5f_5f_5f__5f_5f_5f_5f_5f_5f_5f_37_5f_5f_5f_5f_5f_5f_5f__5f_5f_5f_5f_5f_5f_5f_20_5f_5f_5f_5f_5f_5f_5f_7_5f_5f_5f_5f_5f_5f_5f_20_5f_5f_5f_5f_5f_5f_5f_7_5f_5f_5f_5f_5f_5f_5f_20_5f_5f_5f_5f_5f_5f_5f_7_5f_5f_5f_5f_5f_5f_5f_20_5f_5f_5f_5f_5f_5f_5f_7_5f_5f_5f_5f_5f_5f_5f_20_5f_5f_5f_5f_5f_5f_5f_7_5f_5f_5f_5f_5f_5f_5f_20_5f_5f_5f_5f_5f_5f_5f_7_5f_5f_5f_5f_5f_5f_5f_20_5f_5f_5f_5f_5f_5f_5f_7_5f_5f_5f_5f_5f_5f_5f_20_5f_5f_5f_5f_5f_5f_5f_7_5f_5f_5f_5f_5f_5f_5f_20_5f_5f_5f_5f_5f_5f_5f_7_5f_5f_5f_5f_5f_5f_5f_20_5f_5f_5f_5f_5f_5f_5f_7_5f_5f_5f_5f_5f_5f_5f_20_5f_5f_5f_5f_5f_5f_5f_7_5f_5f_5f_5f_5f_5f_5f_20_5f_5f_5f_5f_5f_5f_5f_7_5f_5f_5f_5f_5f_5f_5f_20_5f_5f_5f_5f_5f_5f_5f_" text:bibliography-data-field="publisher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" text:bibliography-data-field="year"/>
            <text:index-entry-span>, </text:index-entry-span>
            <text:index-entry-bibliography text:style-name="_36__20__5f_36_5f__5f_20_5f__5f_5f_5f_36_5f_5f_5f__5f_5f_5f_20_5f_5f_5f__5f_5f_5f_5f_5f_5f_5f_36_5f_5f_5f_5f_5f_5f_5f_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" text:bibliography-data-field="pages"/>
            <text:index-entry-span>c., ISBN: </text:index-entry-span>
            <text:index-entry-bibliography text:style-name="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" text:bibliography-data-field="isbn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0_5f_5f_5f_20_5f_5f_5f_" text:bibliography-data-field="identifier"/>
            <text:index-entry-span>: </text:index-entry-span>
            <text:index-entry-bibliography text:style-name="_34__20__5f_34_5f__5f_20_5f__5f_5f_5f_34_5f_5f_5f__5f_5f_5f_20_5f_5f_5f_4_5f_5f_5f_20_5f_5f_5f_" text:bibliography-data-field="author"/>
            <text:index-entry-span>, </text:index-entry-span>
            <text:index-entry-bibliography text:style-name="_30__20__5f_30_5f__5f_20_5f__5f_5f_5f_30_5f_5f_5f__5f_5f_5f_20_5f_5f_5f_0_5f_5f_5f_20_5f_5f_5f_" text:bibliography-data-field="title"/>
            <text:index-entry-span>, </text:index-entry-span>
            <text:index-entry-bibliography text:style-name="_33__20__5f_33_5f__5f_20_5f__5f_5f_5f_33_5f_5f_5f__5f_5f_5f_20_5f_5f_5f_3_5f_5f_5f_20_5f_5f_5f_" text:bibliography-data-field="year"/>
            <text:index-entry-span>, </text:index-entry-span>
            <text:index-entry-bibliography text:style-name="_34__20__5f_34_5f__5f_20_5f__5f_5f_5f_34_5f_5f_5f__5f_5f_5f_20_5f_5f_5f_4_5f_5f_5f_20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Библиография</text:p>
          </text:index-title>
          <text:p text:style-name="P27">1. Баронов В.В., Автоматизация управления предприятием, , ИНФРА-М, 2000, 239c., ISBN: 5-16-000133-6</text:p>
          <text:p text:style-name="P27">2. Виноградова М.В., Организация и планирование деятельности предприятий сферы сервиса, Учебное пособие, "Дашков и К°", 2014, 448c., ISBN: 978-5-394-02351-4</text:p>
          <text:p text:style-name="P27">3. Шандров Б. В., Технические средства автоматизации, учебник для студ. высш. учеб. заведений, Издательский центр «Академия», 2007, 368c., ISBN: 978-5-7695-3624-3</text:p>
          <text:p text:style-name="P27">4. Якимов А.И., Технология имитационного моделирования, монография, , 2010, 304c., ISBN: 978-985-492-072-6</text:p>
          <text:p text:style-name="P27">5: <text:s/>Автоматизированная система управления предприятием [Электронный ресурс]:Материал из Википедии — свободной энциклопедии URL: https://ru.wikipedia.org/wiki/%D0%90%D0%B2%D1%82%D0%BE%D0%BC%D0%B0%D1%82%D0%B8%D0%B7%D0%B8%D1%80%D0%BE%D0%B2%D0%B0%D0%BD%D0%BD%D0%B0%D1%8F_%D1%81%D0%B8%D1%81%D1%82%D0%B5%D0%BC%D0%B0_%D1%83%D0%BF%D1%80%D0%B0%D0%B2%D0%BB%D0%B5%D0%BD%D0%B8%D1%8F_%D0%BF%D1%80%D0%B5%D0%B4%D0%BF%D1%80%D0%B8%D1%8F%D1%82%D0%B8%D0%B5%D0%BC </text:p>
        </text:index-body>
      </text:bibliography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Полное наименование</text:p>
          </table:table-cell>
          <table:table-cell table:style-name="Таблица1.B1" office:value-type="string">
            <text:p text:style-name="P14">сокращение</text:p>
          </table:table-cell>
        </table:table-row>
        <table:table-row>
          <table:table-cell table:style-name="Таблица1.A2" office:value-type="string">
            <text:p text:style-name="P14">Логи<text:span text:style-name="T16">сти</text:span>ческая цепь</text:p>
          </table:table-cell>
          <table:table-cell table:style-name="Таблица1.B2" office:value-type="string">
            <text:p text:style-name="P14">ЛЦ</text:p>
          </table:table-cell>
        </table:table-row>
        <table:table-row>
          <table:table-cell table:style-name="Таблица1.A2" office:value-type="string">
            <text:p text:style-name="P14">Логи<text:span text:style-name="T16">сти</text:span>ческая система</text:p>
          </table:table-cell>
          <table:table-cell table:style-name="Таблица1.B2" office:value-type="string">
            <text:p text:style-name="P14">ЛС</text:p>
          </table:table-cell>
        </table:table-row>
        <table:table-row>
          <table:table-cell table:style-name="Таблица1.A2" office:value-type="string">
            <text:p text:style-name="P14">Материальный поток</text:p>
          </table:table-cell>
          <table:table-cell table:style-name="Таблица1.B2" office:value-type="string">
            <text:p text:style-name="P15">МП</text:p>
          </table:table-cell>
        </table:table-row>
        <table:table-row>
          <table:table-cell table:style-name="Таблица1.A2" office:value-type="string">
            <text:p text:style-name="P14">И<text:span text:style-name="T16">нформационная система</text:span></text:p>
          </table:table-cell>
          <table:table-cell table:style-name="Таблица1.B2" office:value-type="string">
            <text:p text:style-name="P15">ИС</text:p>
          </table:table-cell>
        </table:table-row>
        <table:table-row>
          <table:table-cell table:style-name="Таблица1.A2" office:value-type="string">
            <text:p text:style-name="P16">Автоматизированное рабочее место</text:p>
          </table:table-cell>
          <table:table-cell table:style-name="Таблица1.B2" office:value-type="string">
            <text:p text:style-name="P16">АРМ</text:p>
          </table:table-cell>
        </table:table-row>
        <table:table-row>
          <table:table-cell table:style-name="Таблица1.A2" office:value-type="string">
            <text:p text:style-name="P17">Автоматизированная система управления предприятием</text:p>
          </table:table-cell>
          <table:table-cell table:style-name="Таблица1.B2" office:value-type="string">
            <text:p text:style-name="P17">АСУП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50%" fo:text-indent="1.499cm" style:auto-text-indent="false" fo:background-color="transparent"/>
      <style:text-properties style:font-name="Times New Roman" fo:font-family="'Times New Roman'" style:font-family-generic="roman" style:font-pitch="variable" fo:font-size="14pt" fo:language="en" fo:country="US" officeooo:rsid="005e58f4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499cm" fo:margin-right="0cm" fo:margin-top="0.353cm" fo:margin-bottom="0.212cm" loext:contextual-spacing="false" fo:text-indent="0cm" style:auto-text-indent="false" style:writing-mode="pag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1">
        <style:list-level-properties text:list-level-position-and-space-mode="label-alignment" fo:text-align="center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ru" fo:country="RU">
      <text:sort-key text:key="author"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14cm" fo:margin-bottom="1.496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0:52:16.036000000</meta:creation-date>
    <dc:date>2017-11-13T20:53:39.735000000</dc:date>
    <meta:editing-duration>PT8H37M41S</meta:editing-duration>
    <meta:editing-cycles>10</meta:editing-cycles>
    <meta:generator>LibreOffice/5.4.2.2$Windows_X86_64 LibreOffice_project/22b09f6418e8c2d508a9eaf86b2399209b0990f4</meta:generator>
    <meta:document-statistic meta:table-count="1" meta:image-count="0" meta:object-count="0" meta:page-count="9" meta:paragraph-count="73" meta:word-count="1014" meta:character-count="9225" meta:non-whitespace-character-count="8303"/>
  </office:meta>
</office:document-meta>
</file>